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1b3f" officeooo:paragraph-rsid="001c1b3f"/>
    </style:style>
    <style:style style:name="P2" style:family="paragraph" style:parent-style-name="Standard">
      <style:text-properties officeooo:rsid="001d75cb" officeooo:paragraph-rsid="001d75cb"/>
    </style:style>
    <style:style style:name="P3" style:family="paragraph" style:parent-style-name="Standard">
      <style:text-properties officeooo:rsid="001fb953" officeooo:paragraph-rsid="001fb953"/>
    </style:style>
    <style:style style:name="P4" style:family="paragraph" style:parent-style-name="Standard">
      <style:text-properties style:text-underline-style="none" officeooo:rsid="0022faee" officeooo:paragraph-rsid="0022fae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f10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rmalmente utiliza tres reglas para saber si habitaicon esta vacia o no Estado activa inactivo y posible inactiva. Activa no vacia inactiva vacia y posble inactiva no la considero aun vacia. Activa sensor de movimiento me indica on activa si parce inactiva cuando manda un off y se considera activa cuando esta en me parece inactiva en 10 segundos. </text:p>
      <text:p text:style-name="P2">Estas reglas a veces falla y con el concepto de si se ha producido un paso o no. La percepción de si se ha producido un paso o no. Cuando se dispara el sensor de una habitación se deduce que se ha podido acceder desde una habitación contigua y activa o posiblemente activa. Cuando solo hay un posible paso se deduce que se ha dado el paso. Nuevos concepto posible paso y paso. <text:s/>Si solo hay una habitacion activa se deduce el paso desde esa sino se deduce desde todas la sactivas. Si solo hay un posible paso es paso y si hay dos es posible paso. <text:span text:style-name="T2">Si se tiene un paso desde una habitacion que parecía inactiva esta pasa a inactiva. Reciente seria 3 segundos. Y si una habitacion parece inactiva durante 3 segundo y no hay posible paso desde ella la habitacon pasa a activa. Con 10 reglas simples. Tres reglas para la luz tres para estado de habitacion dos para pasos y dos para actualizar de forma inteliguente el estado de la habitacion, Estado unico por habitcion. Borrar el anterior. Al principio todo apagado. </text:span></text:p>
      <text:p text:style-name="P3">Si una habitacion parce inactiva desde hace tres segundos pero no hay paso reciente desde ella la habitacion debe estar en activa. A excepcion de habitaciones con puerta a la calle.Solo se evalua en despachos cocina, salon comedor y pasillos<text:span text:style-name="T1">. </text:span></text:p>
      <text:p text:style-name="P4">Tres reglas para el infor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7:37:58.817953418</meta:creation-date>
    <dc:date>2019-03-28T18:32:28.261812561</dc:date>
    <meta:editing-duration>PT13M8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4" meta:word-count="291" meta:character-count="1632" meta:non-whitespace-character-count="1341"/>
  </office:meta>
</office:document-meta>
</file>